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.5cm" svg:x="8cm" svg:y="0.5cm">
          <text:p text:style-name="P1">io-cach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5cm">
          <text:p text:style-name="P1">read-ahe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9.5cm">
          <text:p text:style-name="P1">unif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10cm" svg:y1="3cm" svg:x2="10cm" svg:y2="5cm">
          <text:p text:style-name="P3"/>
        </draw:line>
        <draw:line draw:style-name="gr2" draw:text-style-name="P2" draw:layer="layout" svg:x1="10cm" svg:y1="7.5cm" svg:x2="10cm" svg:y2="9.5cm">
          <text:p text:style-name="P3"/>
        </draw:line>
        <draw:custom-shape draw:style-name="gr1" draw:text-style-name="P1" draw:layer="layout" svg:width="4cm" svg:height="2.5cm" svg:x="1cm" svg:y="14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14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15cm" svg:y="14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1cm" svg:height="3.5cm" svg:x="16.5cm" svg:y="17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svg:x="9.5cm" svg:y="17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svg:x="2.5cm" svg:y="17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2" draw:layer="layout" svg:x1="10cm" svg:y1="12cm" svg:x2="3cm" svg:y2="14.5cm">
          <text:p text:style-name="P3"/>
        </draw:line>
        <draw:line draw:style-name="gr2" draw:text-style-name="P2" draw:layer="layout" svg:x1="10cm" svg:y1="12cm" svg:x2="10cm" svg:y2="14.5cm">
          <text:p text:style-name="P3"/>
        </draw:line>
        <draw:line draw:style-name="gr2" draw:text-style-name="P2" draw:layer="layout" svg:x1="10cm" svg:y1="12cm" svg:x2="17cm" svg:y2="14.5cm">
          <text:p text:style-name="P3"/>
        </draw:line>
        <draw:custom-shape draw:style-name="gr1" draw:text-style-name="P1" draw:layer="layout" svg:width="4cm" svg:height="2.5cm" svg:x="1cm" svg:y="20.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20.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15cm" svg:y="20.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3" draw:layer="layout" svg:width="5.04cm" svg:height="0.988cm" svg:x="10.5cm" svg:y="18cm">
          <draw:text-box>
            <text:p text:style-name="P3">TCP/InfiniBand</text:p>
          </draw:text-box>
        </draw:frame>
        <draw:custom-shape draw:style-name="gr1" draw:text-style-name="P1" draw:layer="layout" svg:width="4cm" svg:height="2.5cm" svg:x="1cm" svg:y="24.5cm">
          <text:p text:style-name="P1">posi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8cm" svg:y="24.5cm">
          <text:p text:style-name="P1">posi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cm" svg:height="2.5cm" svg:x="15cm" svg:y="24.5cm">
          <text:p text:style-name="P1">posi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3cm" svg:y1="23cm" svg:x2="3cm" svg:y2="24.5cm">
          <text:p text:style-name="P3"/>
        </draw:line>
        <draw:line draw:style-name="gr2" draw:text-style-name="P2" draw:layer="layout" svg:x1="10cm" svg:y1="23cm" svg:x2="10cm" svg:y2="24.5cm">
          <text:p text:style-name="P3"/>
        </draw:line>
        <draw:line draw:style-name="gr2" draw:text-style-name="P2" draw:layer="layout" svg:x1="17cm" svg:y1="23cm" svg:x2="17cm" svg:y2="24.5cm">
          <text:p text:style-name="P3"/>
        </draw:line>
        <draw:frame draw:style-name="gr5" draw:layer="layout" svg:width="11.293cm" svg:height="0.988cm" svg:x="5.207cm" svg:y="28cm">
          <draw:text-box>
            <text:p text:style-name="P3">A sample GlusterFS translator tree</text:p>
          </draw:text-box>
        </draw:frame>
        <draw:line draw:style-name="gr6" draw:text-style-name="P2" draw:layer="layout" svg:x1="0cm" svg:y1="19cm" svg:x2="21cm" svg:y2="19cm">
          <text:p text:style-name="P3"/>
        </draw:line>
        <draw:line draw:style-name="gr7" draw:text-style-name="P2" draw:layer="layout" svg:x1="6.5cm" svg:y1="19cm" svg:x2="6.5cm" svg:y2="27.5cm">
          <text:p text:style-name="P3"/>
        </draw:line>
        <draw:line draw:style-name="gr7" draw:text-style-name="P2" draw:layer="layout" svg:x1="14cm" svg:y1="19cm" svg:x2="14cm" svg:y2="27.5cm">
          <text:p text:style-name="P3"/>
        </draw:line>
        <draw:frame draw:style-name="gr5" draw:layer="layout" svg:width="3.089cm" svg:height="0.988cm" svg:x="3cm" svg:y="23.012cm">
          <draw:text-box>
            <text:p text:style-name="P3">10.0.0.2</text:p>
          </draw:text-box>
        </draw:frame>
        <draw:frame draw:style-name="gr5" draw:layer="layout" svg:width="3.089cm" svg:height="0.988cm" svg:x="17.411cm" svg:y="23.012cm">
          <draw:text-box>
            <text:p text:style-name="P3">10.0.0.4</text:p>
          </draw:text-box>
        </draw:frame>
        <draw:frame draw:style-name="gr5" draw:layer="layout" svg:width="3.089cm" svg:height="0.988cm" svg:x="10.501cm" svg:y="23.012cm">
          <draw:text-box>
            <text:p text:style-name="P3">10.0.0.3</text:p>
          </draw:text-box>
        </draw:frame>
        <draw:frame draw:style-name="gr5" draw:layer="layout" svg:width="3.089cm" svg:height="0.988cm" svg:x="13.5cm" svg:y="6cm">
          <draw:text-box>
            <text:p text:style-name="P3">10.0.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31T00:27:46</meta:creation-date>
    <dc:date>2007-10-31T01:10:36</dc:date>
    <dc:language>en-IN</dc:language>
    <meta:editing-cycles>10</meta:editing-cycles>
    <meta:editing-duration>PT42M38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